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9in"/>
    </style:style>
    <style:style style:name="co2" style:family="table-column">
      <style:table-column-properties fo:break-before="auto" style:column-width="1.8543in"/>
    </style:style>
    <style:style style:name="co3" style:family="table-column">
      <style:table-column-properties fo:break-before="auto" style:column-width="1.1366in"/>
    </style:style>
    <style:style style:name="co4" style:family="table-column">
      <style:table-column-properties fo:break-before="auto" style:column-width="1.3728in"/>
    </style:style>
    <style:style style:name="co5" style:family="table-column">
      <style:table-column-properties fo:break-before="auto" style:column-width="1.08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PageStyle_5f_team-event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fo:background-color="#ffff32" style:cell-protect="protected" style:print-content="true" fo:padding="0.028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fo:background-color="transparent" fo:padding="0.028in"/>
      <style:text-properties fo:font-size="10pt" style:font-size-asian="10pt" style:font-size-complex="10pt"/>
    </style:style>
    <style:style style:name="ce5" style:family="table-cell" style:parent-style-name="Default" style:data-style-name="N37">
      <style:table-cell-properties style:cell-protect="protected" style:print-content="true" fo:background-color="transparent" fo:padding="0.028in"/>
      <style:text-properties fo:font-size="10pt" style:font-size-asian="10pt" style:font-size-complex="10pt"/>
    </style:style>
    <style:style style:name="ce6" style:family="table-cell" style:parent-style-name="Default" style:data-style-name="N37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am-event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4" table:default-cell-style-name="ce4"/>
        <table:table-column table:style-name="co5" table:number-columns-repeated="46" table:default-cell-style-name="ce7"/>
        <table:table-column table:style-name="co6" table:number-columns-repeated="960" table:default-cell-style-name="ce7"/>
        <table:table-row table:style-name="ro1">
          <table:table-cell table:style-name="ce3" office:value-type="string" calcext:value-type="string">
            <text:p>Team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Friday-text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Sunday-text</text:p>
          </table:table-cell>
          <table:table-cell table:style-name="ce3" office:value-type="string" calcext:value-type="string">
            <text:p>Weekend</text:p>
          </table:table-cell>
          <table:table-cell table:style-name="ce3"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re18U</text:p>
          </table:table-cell>
          <table:table-cell office:value-type="string" calcext:value-type="string">
            <text:p>Canfield Pumpkin Smash</text:p>
          </table:table-cell>
          <table:table-cell table:style-name="ce5" office:value-type="date" office:date-value="2022-10-08" calcext:value-type="date">
            <text:p>10/08/22</text:p>
          </table:table-cell>
          <table:table-cell table:style-name="ce6" table:formula="of:=IF(WEEKDAY([.C2])=5;[.C2];IF(WEEKDAY([.C2])=6;[.C2];IF(WEEKDAY([.C2])=7;[.C2]-1;IF(WEEKDAY([.C2])=1;[.C2]-2))))" office:value-type="date" office:date-value="2022-10-07" calcext:value-type="date">
            <text:p>10/07/22</text:p>
          </table:table-cell>
          <table:table-cell table:style-name="ce5" table:formula="of:=TEXT([.D2]; &quot;MM/DD&quot;)" office:value-type="string" office:string-value="10/07" calcext:value-type="string">
            <text:p>10/07</text:p>
          </table:table-cell>
          <table:table-cell table:style-name="ce5" table:formula="of:=IF(WEEKDAY([.D2])=5;[.D2]+3;IF(WEEKDAY([.D2])=6;[.D2]+2))" office:value-type="date" office:date-value="2022-10-09" calcext:value-type="date">
            <text:p>10/09/22</text:p>
          </table:table-cell>
          <table:table-cell table:style-name="ce5" table:formula="of:=TEXT([.F2]; &quot;MM/DD&quot;)" office:value-type="string" office:string-value="10/09" calcext:value-type="string">
            <text:p>10/09</text:p>
          </table:table-cell>
          <table:table-cell table:style-name="ce5" table:formula="of:=CONCATENATE([.E2];&quot; - &quot;; [.G2])" office:value-type="string" office:string-value="10/07 - 10/09" calcext:value-type="string">
            <text:p>10/07 - 10/09</text:p>
          </table:table-cell>
          <table:table-cell table:style-name="ce7" office:value-type="string" calcext:value-type="string">
            <text:p><text:s/>Canfield</text:p>
          </table:table-cell>
          <table:table-cell office:value-type="string" calcext:value-type="string">
            <text:p><text:s/>OH</text:p>
          </table:table-cell>
          <table:table-cell table:number-columns-repeated="100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18U</text:p>
          </table:table-cell>
          <table:table-cell office:value-type="string" calcext:value-type="string">
            <text:p>Halloween Havoc</text:p>
          </table:table-cell>
          <table:table-cell table:style-name="ce5" office:value-type="date" office:date-value="2022-10-29" calcext:value-type="date">
            <text:p>10/29/22</text:p>
          </table:table-cell>
          <table:table-cell table:style-name="ce6" table:formula="of:=IF(WEEKDAY([.C3])=5;[.C3];IF(WEEKDAY([.C3])=6;[.C3];IF(WEEKDAY([.C3])=7;[.C3]-1;IF(WEEKDAY([.C3])=1;[.C3]-2))))" office:value-type="date" office:date-value="2022-10-28" calcext:value-type="date">
            <text:p>10/28/22</text:p>
          </table:table-cell>
          <table:table-cell table:style-name="ce5" table:formula="of:=TEXT([.D3]; &quot;MM/DD&quot;)" office:value-type="string" office:string-value="10/28" calcext:value-type="string">
            <text:p>10/28</text:p>
          </table:table-cell>
          <table:table-cell table:style-name="ce5" table:formula="of:=IF(WEEKDAY([.D3])=5;[.D3]+3;IF(WEEKDAY([.D3])=6;[.D3]+2))" office:value-type="date" office:date-value="2022-10-30" calcext:value-type="date">
            <text:p>10/30/22</text:p>
          </table:table-cell>
          <table:table-cell table:style-name="ce5" table:formula="of:=TEXT([.F3]; &quot;MM/DD&quot;)" office:value-type="string" office:string-value="10/30" calcext:value-type="string">
            <text:p>10/30</text:p>
          </table:table-cell>
          <table:table-cell table:style-name="ce5" table:formula="of:=CONCATENATE([.E3];&quot; - &quot;; [.G3])" office:value-type="string" office:string-value="10/28 - 10/30" calcext:value-type="string">
            <text:p>10/28 - 10/30</text:p>
          </table:table-cell>
          <table:table-cell table:style-name="ce7" office:value-type="string" calcext:value-type="string">
            <text:p><text:s/>North Ridgeville</text:p>
          </table:table-cell>
          <table:table-cell office:value-type="string" calcext:value-type="string">
            <text:p><text:s/>OH</text:p>
          </table:table-cell>
          <table:table-cell table:number-columns-repeated="100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16U</text:p>
          </table:table-cell>
          <table:table-cell office:value-type="string" calcext:value-type="string">
            <text:p>Pumpkin Smash Vs. Emeralds '07</text:p>
          </table:table-cell>
          <table:table-cell table:style-name="ce5" office:value-type="date" office:date-value="2022-10-22" calcext:value-type="date">
            <text:p>10/22/22</text:p>
          </table:table-cell>
          <table:table-cell table:style-name="ce6" table:formula="of:=IF(WEEKDAY([.C4])=5;[.C4];IF(WEEKDAY([.C4])=6;[.C4];IF(WEEKDAY([.C4])=7;[.C4]-1;IF(WEEKDAY([.C4])=1;[.C4]-2))))" office:value-type="date" office:date-value="2022-10-21" calcext:value-type="date">
            <text:p>10/21/22</text:p>
          </table:table-cell>
          <table:table-cell table:style-name="ce5" table:formula="of:=TEXT([.D4]; &quot;MM/DD&quot;)" office:value-type="string" office:string-value="10/21" calcext:value-type="string">
            <text:p>10/21</text:p>
          </table:table-cell>
          <table:table-cell table:style-name="ce5" table:formula="of:=IF(WEEKDAY([.D4])=5;[.D4]+3;IF(WEEKDAY([.D4])=6;[.D4]+2))" office:value-type="date" office:date-value="2022-10-23" calcext:value-type="date">
            <text:p>10/23/22</text:p>
          </table:table-cell>
          <table:table-cell table:style-name="ce5" table:formula="of:=TEXT([.F4]; &quot;MM/DD&quot;)" office:value-type="string" office:string-value="10/23" calcext:value-type="string">
            <text:p>10/23</text:p>
          </table:table-cell>
          <table:table-cell table:style-name="ce5" table:formula="of:=CONCATENATE([.E4];&quot; - &quot;; [.G4])" office:value-type="string" office:string-value="10/21 - 10/23" calcext:value-type="string">
            <text:p>10/21 - 10/23</text:p>
          </table:table-cell>
          <table:table-cell table:style-name="ce7" office:value-type="string" calcext:value-type="string">
            <text:p><text:s/>North Ridgeville</text:p>
          </table:table-cell>
          <table:table-cell office:value-type="string" calcext:value-type="string">
            <text:p><text:s/>OH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re16U</text:p>
          </table:table-cell>
          <table:table-cell office:value-type="string" calcext:value-type="string">
            <text:p>VS. Roc Elite</text:p>
          </table:table-cell>
          <table:table-cell table:style-name="ce5" office:value-type="date" office:date-value="2022-10-16" calcext:value-type="date">
            <text:p>10/16/22</text:p>
          </table:table-cell>
          <table:table-cell table:style-name="ce6" table:formula="of:=IF(WEEKDAY([.C5])=5;[.C5];IF(WEEKDAY([.C5])=6;[.C5];IF(WEEKDAY([.C5])=7;[.C5]-1;IF(WEEKDAY([.C5])=1;[.C5]-2))))" office:value-type="date" office:date-value="2022-10-14" calcext:value-type="date">
            <text:p>10/14/22</text:p>
          </table:table-cell>
          <table:table-cell table:style-name="ce5" table:formula="of:=TEXT([.D5]; &quot;MM/DD&quot;)" office:value-type="string" office:string-value="10/14" calcext:value-type="string">
            <text:p>10/14</text:p>
          </table:table-cell>
          <table:table-cell table:style-name="ce5" table:formula="of:=IF(WEEKDAY([.D5])=5;[.D5]+3;IF(WEEKDAY([.D5])=6;[.D5]+2))" office:value-type="date" office:date-value="2022-10-16" calcext:value-type="date">
            <text:p>10/16/22</text:p>
          </table:table-cell>
          <table:table-cell table:style-name="ce5" table:formula="of:=TEXT([.F5]; &quot;MM/DD&quot;)" office:value-type="string" office:string-value="10/16" calcext:value-type="string">
            <text:p>10/16</text:p>
          </table:table-cell>
          <table:table-cell table:style-name="ce5" table:formula="of:=CONCATENATE([.E5];&quot; - &quot;; [.G5])" office:value-type="string" office:string-value="10/14 - 10/16" calcext:value-type="string">
            <text:p>10/14 - 10/16</text:p>
          </table:table-cell>
          <table:table-cell table:style-name="ce7" office:value-type="string" calcext:value-type="string">
            <text:p><text:s/>Youngstown</text:p>
          </table:table-cell>
          <table:table-cell office:value-type="string" calcext:value-type="string">
            <text:p><text:s/>OH</text:p>
          </table:table-cell>
          <table:table-cell table:number-columns-repeated="1004"/>
          <table:table-cell table:style-name="Default"/>
        </table:table-row>
        <table:table-row table:style-name="ro1">
          <table:table-cell office:value-type="string" calcext:value-type="string">
            <text:p>Fire2008</text:p>
          </table:table-cell>
          <table:table-cell office:value-type="string" calcext:value-type="string">
            <text:p>J-Town Showdown</text:p>
          </table:table-cell>
          <table:table-cell table:style-name="ce5" office:value-type="date" office:date-value="2023-07-14" calcext:value-type="date">
            <text:p>07/14/23</text:p>
          </table:table-cell>
          <table:table-cell table:style-name="ce6" table:formula="of:=IF(WEEKDAY([.C6])=5;[.C6];IF(WEEKDAY([.C6])=6;[.C6];IF(WEEKDAY([.C6])=7;[.C6]-1;IF(WEEKDAY([.C6])=1;[.C6]-2))))" office:value-type="date" office:date-value="2023-07-14" calcext:value-type="date">
            <text:p>07/14/23</text:p>
          </table:table-cell>
          <table:table-cell table:style-name="ce5" table:formula="of:=TEXT([.D6]; &quot;MM/DD&quot;)" office:value-type="string" office:string-value="07/14" calcext:value-type="string">
            <text:p>07/14</text:p>
          </table:table-cell>
          <table:table-cell table:style-name="ce5" table:formula="of:=IF(WEEKDAY([.D6])=5;[.D6]+3;IF(WEEKDAY([.D6])=6;[.D6]+2))" office:value-type="date" office:date-value="2023-07-16" calcext:value-type="date">
            <text:p>07/16/23</text:p>
          </table:table-cell>
          <table:table-cell table:style-name="ce5" table:formula="of:=TEXT([.F6]; &quot;MM/DD&quot;)" office:value-type="string" office:string-value="07/16" calcext:value-type="string">
            <text:p>07/16</text:p>
          </table:table-cell>
          <table:table-cell table:style-name="ce5" table:formula="of:=CONCATENATE([.E6];&quot; - &quot;; [.G6])" office:value-type="string" office:string-value="07/14 - 07/16" calcext:value-type="string">
            <text:p>07/14 - 07/16</text:p>
          </table:table-cell>
          <table:table-cell table:style-name="ce7" office:value-type="string" calcext:value-type="string">
            <text:p><text:s/>Jefferson</text:p>
          </table:table-cell>
          <table:table-cell office:value-type="string" calcext:value-type="string">
            <text:p><text:s/>OH</text:p>
          </table:table-cell>
          <table:table-cell table:number-columns-repeated="1004"/>
          <table:table-cell table:style-name="Default"/>
        </table:table-row>
        <table:table-row table:style-name="ro1">
          <table:table-cell office:value-type="string" calcext:value-type="string">
            <text:p>Fire2008</text:p>
          </table:table-cell>
          <table:table-cell office:value-type="string" calcext:value-type="string">
            <text:p>Maple Leaf East</text:p>
          </table:table-cell>
          <table:table-cell table:style-name="ce5" office:value-type="date" office:date-value="2023-06-02" calcext:value-type="date">
            <text:p>06/02/23</text:p>
          </table:table-cell>
          <table:table-cell table:style-name="ce6" table:formula="of:=IF(WEEKDAY([.C7])=5;[.C7];IF(WEEKDAY([.C7])=6;[.C7];IF(WEEKDAY([.C7])=7;[.C7]-1;IF(WEEKDAY([.C7])=1;[.C7]-2))))" office:value-type="date" office:date-value="2023-06-02" calcext:value-type="date">
            <text:p>06/02/23</text:p>
          </table:table-cell>
          <table:table-cell table:style-name="ce5" table:formula="of:=TEXT([.D7]; &quot;MM/DD&quot;)" office:value-type="string" office:string-value="06/02" calcext:value-type="string">
            <text:p>06/02</text:p>
          </table:table-cell>
          <table:table-cell table:style-name="ce5" table:formula="of:=IF(WEEKDAY([.D7])=5;[.D7]+3;IF(WEEKDAY([.D7])=6;[.D7]+2))" office:value-type="date" office:date-value="2023-06-04" calcext:value-type="date">
            <text:p>06/04/23</text:p>
          </table:table-cell>
          <table:table-cell table:style-name="ce5" table:formula="of:=TEXT([.F7]; &quot;MM/DD&quot;)" office:value-type="string" office:string-value="06/04" calcext:value-type="string">
            <text:p>06/04</text:p>
          </table:table-cell>
          <table:table-cell table:style-name="ce5" table:formula="of:=CONCATENATE([.E7];&quot; - &quot;; [.G7])" office:value-type="string" office:string-value="06/02 - 06/04" calcext:value-type="string">
            <text:p>06/02 - 06/04</text:p>
          </table:table-cell>
          <table:table-cell table:style-name="ce7"/>
          <table:table-cell table:number-columns-repeated="1005"/>
          <table:table-cell table:style-name="Default"/>
        </table:table-row>
        <table:table-row table:style-name="ro1">
          <table:table-cell office:value-type="string" calcext:value-type="string">
            <text:p>Fire2008</text:p>
          </table:table-cell>
          <table:table-cell office:value-type="string" calcext:value-type="string">
            <text:p>Valley Extreme Haunted Trail Classic</text:p>
          </table:table-cell>
          <table:table-cell table:style-name="ce5" office:value-type="date" office:date-value="2022-10-01" calcext:value-type="date">
            <text:p>10/01/22</text:p>
          </table:table-cell>
          <table:table-cell table:style-name="ce6" table:formula="of:=IF(WEEKDAY([.C8])=5;[.C8];IF(WEEKDAY([.C8])=6;[.C8];IF(WEEKDAY([.C8])=7;[.C8]-1;IF(WEEKDAY([.C8])=1;[.C8]-2))))" office:value-type="date" office:date-value="2022-09-30" calcext:value-type="date">
            <text:p>09/30/22</text:p>
          </table:table-cell>
          <table:table-cell table:style-name="ce5" table:formula="of:=TEXT([.D8]; &quot;MM/DD&quot;)" office:value-type="string" office:string-value="09/30" calcext:value-type="string">
            <text:p>09/30</text:p>
          </table:table-cell>
          <table:table-cell table:style-name="ce5" table:formula="of:=IF(WEEKDAY([.D8])=5;[.D8]+3;IF(WEEKDAY([.D8])=6;[.D8]+2))" office:value-type="date" office:date-value="2022-10-02" calcext:value-type="date">
            <text:p>10/02/22</text:p>
          </table:table-cell>
          <table:table-cell table:style-name="ce5" table:formula="of:=TEXT([.F8]; &quot;MM/DD&quot;)" office:value-type="string" office:string-value="10/02" calcext:value-type="string">
            <text:p>10/02</text:p>
          </table:table-cell>
          <table:table-cell table:style-name="ce5" table:formula="of:=CONCATENATE([.E8];&quot; - &quot;; [.G8])" office:value-type="string" office:string-value="09/30 - 10/02" calcext:value-type="string">
            <text:p>09/30 - 10/02</text:p>
          </table:table-cell>
          <table:table-cell table:style-name="ce7" office:value-type="string" calcext:value-type="string">
            <text:p><text:s/>Warren</text:p>
          </table:table-cell>
          <table:table-cell office:value-type="string" calcext:value-type="string">
            <text:p><text:s/>OH</text:p>
          </table:table-cell>
          <table:table-cell table:number-columns-repeated="100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2008</text:p>
          </table:table-cell>
          <table:table-cell office:value-type="string" calcext:value-type="string">
            <text:p>World Series</text:p>
          </table:table-cell>
          <table:table-cell table:style-name="ce5" office:value-type="date" office:date-value="2023-07-20" calcext:value-type="date">
            <text:p>07/20/23</text:p>
          </table:table-cell>
          <table:table-cell table:style-name="ce6" table:formula="of:=IF(WEEKDAY([.C9])=5;[.C9];IF(WEEKDAY([.C9])=6;[.C9];IF(WEEKDAY([.C9])=7;[.C9]-1;IF(WEEKDAY([.C9])=1;[.C9]-2))))" office:value-type="date" office:date-value="2023-07-20" calcext:value-type="date">
            <text:p>07/20/23</text:p>
          </table:table-cell>
          <table:table-cell table:style-name="ce5" table:formula="of:=TEXT([.D9]; &quot;MM/DD&quot;)" office:value-type="string" office:string-value="07/20" calcext:value-type="string">
            <text:p>07/20</text:p>
          </table:table-cell>
          <table:table-cell table:style-name="ce5" table:formula="of:=IF(WEEKDAY([.D9])=5;[.D9]+3;IF(WEEKDAY([.D9])=6;[.D9]+2))" office:value-type="date" office:date-value="2023-07-23" calcext:value-type="date">
            <text:p>07/23/23</text:p>
          </table:table-cell>
          <table:table-cell table:style-name="ce5" table:formula="of:=TEXT([.F9]; &quot;MM/DD&quot;)" office:value-type="string" office:string-value="07/23" calcext:value-type="string">
            <text:p>07/23</text:p>
          </table:table-cell>
          <table:table-cell table:style-name="ce5" table:formula="of:=CONCATENATE([.E9];&quot; - &quot;; [.G9])" office:value-type="string" office:string-value="07/20 - 07/23" calcext:value-type="string">
            <text:p>07/20 - 07/23</text:p>
          </table:table-cell>
          <table:table-cell table:style-name="ce7" office:value-type="string" calcext:value-type="string">
            <text:p><text:s/>Columbus</text:p>
          </table:table-cell>
          <table:table-cell office:value-type="string" calcext:value-type="string">
            <text:p><text:s/>OH</text:p>
          </table:table-cell>
          <table:table-cell table:number-columns-repeated="100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2009</text:p>
          </table:table-cell>
          <table:table-cell office:value-type="string" calcext:value-type="string">
            <text:p>50 Legs McCune</text:p>
          </table:table-cell>
          <table:table-cell table:style-name="ce5" office:value-type="date" office:date-value="2023-07-21" calcext:value-type="date">
            <text:p>07/21/23</text:p>
          </table:table-cell>
          <table:table-cell table:style-name="ce6" table:formula="of:=IF(WEEKDAY([.C10])=5;[.C10];IF(WEEKDAY([.C10])=6;[.C10];IF(WEEKDAY([.C10])=7;[.C10]-1;IF(WEEKDAY([.C10])=1;[.C10]-2))))" office:value-type="date" office:date-value="2023-07-21" calcext:value-type="date">
            <text:p>07/21/23</text:p>
          </table:table-cell>
          <table:table-cell table:style-name="ce5" table:formula="of:=TEXT([.D10]; &quot;MM/DD&quot;)" office:value-type="string" office:string-value="07/21" calcext:value-type="string">
            <text:p>07/21</text:p>
          </table:table-cell>
          <table:table-cell table:style-name="ce5" table:formula="of:=IF(WEEKDAY([.D10])=5;[.D10]+3;IF(WEEKDAY([.D10])=6;[.D10]+2))" office:value-type="date" office:date-value="2023-07-23" calcext:value-type="date">
            <text:p>07/23/23</text:p>
          </table:table-cell>
          <table:table-cell table:style-name="ce5" table:formula="of:=TEXT([.F10]; &quot;MM/DD&quot;)" office:value-type="string" office:string-value="07/23" calcext:value-type="string">
            <text:p>07/23</text:p>
          </table:table-cell>
          <table:table-cell table:style-name="ce5" table:formula="of:=CONCATENATE([.E10];&quot; - &quot;; [.G10])" office:value-type="string" office:string-value="07/21 - 07/23" calcext:value-type="string">
            <text:p>07/21 - 07/23</text:p>
          </table:table-cell>
          <table:table-cell table:style-name="ce7"/>
          <table:table-cell table:number-columns-repeated="1004"/>
          <table:table-cell table:style-name="Default" table:number-columns-repeated="2"/>
        </table:table-row>
        <table:table-row table:style-name="ro1">
          <table:table-cell office:value-type="string" calcext:value-type="string">
            <text:p>Fire2009</text:p>
          </table:table-cell>
          <table:table-cell office:value-type="string" calcext:value-type="string">
            <text:p>Cambridge Crush</text:p>
          </table:table-cell>
          <table:table-cell table:style-name="ce5" office:value-type="date" office:date-value="2023-06-30" calcext:value-type="date">
            <text:p>06/30/23</text:p>
          </table:table-cell>
          <table:table-cell table:style-name="ce6" table:formula="of:=IF(WEEKDAY([.C11])=5;[.C11];IF(WEEKDAY([.C11])=6;[.C11];IF(WEEKDAY([.C11])=7;[.C11]-1;IF(WEEKDAY([.C11])=1;[.C11]-2))))" office:value-type="date" office:date-value="2023-06-30" calcext:value-type="date">
            <text:p>06/30/23</text:p>
          </table:table-cell>
          <table:table-cell table:style-name="ce5" table:formula="of:=TEXT([.D11]; &quot;MM/DD&quot;)" office:value-type="string" office:string-value="06/30" calcext:value-type="string">
            <text:p>06/30</text:p>
          </table:table-cell>
          <table:table-cell table:style-name="ce5" table:formula="of:=IF(WEEKDAY([.D11])=5;[.D11]+3;IF(WEEKDAY([.D11])=6;[.D11]+2))" office:value-type="date" office:date-value="2023-07-02" calcext:value-type="date">
            <text:p>07/02/23</text:p>
          </table:table-cell>
          <table:table-cell table:style-name="ce5" table:formula="of:=TEXT([.F11]; &quot;MM/DD&quot;)" office:value-type="string" office:string-value="07/02" calcext:value-type="string">
            <text:p>07/02</text:p>
          </table:table-cell>
          <table:table-cell table:style-name="ce5" table:formula="of:=CONCATENATE([.E11];&quot; - &quot;; [.G11])" office:value-type="string" office:string-value="06/30 - 07/02" calcext:value-type="string">
            <text:p>06/30 - 07/02</text:p>
          </table:table-cell>
          <table:table-cell table:style-name="ce7"/>
          <table:table-cell table:number-columns-repeated="1004"/>
          <table:table-cell table:style-name="Default" table:number-columns-repeated="2"/>
        </table:table-row>
        <table:table-row table:style-name="ro1">
          <table:table-cell office:value-type="string" calcext:value-type="string">
            <text:p>Fire2009</text:p>
          </table:table-cell>
          <table:table-cell office:value-type="string" calcext:value-type="string">
            <text:p>Choose Joy</text:p>
          </table:table-cell>
          <table:table-cell table:style-name="ce5" office:value-type="date" office:date-value="2023-05-12" calcext:value-type="date">
            <text:p>05/12/23</text:p>
          </table:table-cell>
          <table:table-cell table:style-name="ce6" table:formula="of:=IF(WEEKDAY([.C12])=5;[.C12];IF(WEEKDAY([.C12])=6;[.C12];IF(WEEKDAY([.C12])=7;[.C12]-1;IF(WEEKDAY([.C12])=1;[.C12]-2))))" office:value-type="date" office:date-value="2023-05-12" calcext:value-type="date">
            <text:p>05/12/23</text:p>
          </table:table-cell>
          <table:table-cell table:style-name="ce5" table:formula="of:=TEXT([.D12]; &quot;MM/DD&quot;)" office:value-type="string" office:string-value="05/12" calcext:value-type="string">
            <text:p>05/12</text:p>
          </table:table-cell>
          <table:table-cell table:style-name="ce5" table:formula="of:=IF(WEEKDAY([.D12])=5;[.D12]+3;IF(WEEKDAY([.D12])=6;[.D12]+2))" office:value-type="date" office:date-value="2023-05-14" calcext:value-type="date">
            <text:p>05/14/23</text:p>
          </table:table-cell>
          <table:table-cell table:style-name="ce5" table:formula="of:=TEXT([.F12]; &quot;MM/DD&quot;)" office:value-type="string" office:string-value="05/14" calcext:value-type="string">
            <text:p>05/14</text:p>
          </table:table-cell>
          <table:table-cell table:style-name="ce5" table:formula="of:=CONCATENATE([.E12];&quot; - &quot;; [.G12])" office:value-type="string" office:string-value="05/12 - 05/14" calcext:value-type="string">
            <text:p>05/12 - 05/14</text:p>
          </table:table-cell>
          <table:table-cell table:style-name="ce7"/>
          <table:table-cell table:number-columns-repeated="1004"/>
          <table:table-cell table:style-name="Default" table:number-columns-repeated="2"/>
        </table:table-row>
        <table:table-row table:style-name="ro1">
          <table:table-cell office:value-type="string" calcext:value-type="string">
            <text:p>Fire2009</text:p>
          </table:table-cell>
          <table:table-cell office:value-type="string" calcext:value-type="string">
            <text:p>Cinco De Mayo</text:p>
          </table:table-cell>
          <table:table-cell table:style-name="ce5" office:value-type="date" office:date-value="2023-05-05" calcext:value-type="date">
            <text:p>05/05/23</text:p>
          </table:table-cell>
          <table:table-cell table:style-name="ce6" table:formula="of:=IF(WEEKDAY([.C13])=5;[.C13];IF(WEEKDAY([.C13])=6;[.C13];IF(WEEKDAY([.C13])=7;[.C13]-1;IF(WEEKDAY([.C13])=1;[.C13]-2))))" office:value-type="date" office:date-value="2023-05-05" calcext:value-type="date">
            <text:p>05/05/23</text:p>
          </table:table-cell>
          <table:table-cell table:style-name="ce5" table:formula="of:=TEXT([.D13]; &quot;MM/DD&quot;)" office:value-type="string" office:string-value="05/05" calcext:value-type="string">
            <text:p>05/05</text:p>
          </table:table-cell>
          <table:table-cell table:style-name="ce5" table:formula="of:=IF(WEEKDAY([.D13])=5;[.D13]+3;IF(WEEKDAY([.D13])=6;[.D13]+2))" office:value-type="date" office:date-value="2023-05-07" calcext:value-type="date">
            <text:p>05/07/23</text:p>
          </table:table-cell>
          <table:table-cell table:style-name="ce5" table:formula="of:=TEXT([.F13]; &quot;MM/DD&quot;)" office:value-type="string" office:string-value="05/07" calcext:value-type="string">
            <text:p>05/07</text:p>
          </table:table-cell>
          <table:table-cell table:style-name="ce5" table:formula="of:=CONCATENATE([.E13];&quot; - &quot;; [.G13])" office:value-type="string" office:string-value="05/05 - 05/07" calcext:value-type="string">
            <text:p>05/05 - 05/07</text:p>
          </table:table-cell>
          <table:table-cell table:style-name="ce7"/>
          <table:table-cell table:number-columns-repeated="1004"/>
          <table:table-cell table:style-name="Default" table:number-columns-repeated="2"/>
        </table:table-row>
        <table:table-row table:style-name="ro1">
          <table:table-cell office:value-type="string" calcext:value-type="string">
            <text:p>Fire2009</text:p>
          </table:table-cell>
          <table:table-cell office:value-type="string" calcext:value-type="string">
            <text:p>June Slugfest</text:p>
          </table:table-cell>
          <table:table-cell table:style-name="ce5" office:value-type="date" office:date-value="2023-06-09" calcext:value-type="date">
            <text:p>06/09/23</text:p>
          </table:table-cell>
          <table:table-cell table:style-name="ce6" table:formula="of:=IF(WEEKDAY([.C14])=5;[.C14];IF(WEEKDAY([.C14])=6;[.C14];IF(WEEKDAY([.C14])=7;[.C14]-1;IF(WEEKDAY([.C14])=1;[.C14]-2))))" office:value-type="date" office:date-value="2023-06-09" calcext:value-type="date">
            <text:p>06/09/23</text:p>
          </table:table-cell>
          <table:table-cell table:style-name="ce5" table:formula="of:=TEXT([.D14]; &quot;MM/DD&quot;)" office:value-type="string" office:string-value="06/09" calcext:value-type="string">
            <text:p>06/09</text:p>
          </table:table-cell>
          <table:table-cell table:style-name="ce5" table:formula="of:=IF(WEEKDAY([.D14])=5;[.D14]+3;IF(WEEKDAY([.D14])=6;[.D14]+2))" office:value-type="date" office:date-value="2023-06-11" calcext:value-type="date">
            <text:p>06/11/23</text:p>
          </table:table-cell>
          <table:table-cell table:style-name="ce5" table:formula="of:=TEXT([.F14]; &quot;MM/DD&quot;)" office:value-type="string" office:string-value="06/11" calcext:value-type="string">
            <text:p>06/11</text:p>
          </table:table-cell>
          <table:table-cell table:style-name="ce5" table:formula="of:=CONCATENATE([.E14];&quot; - &quot;; [.G14])" office:value-type="string" office:string-value="06/09 - 06/11" calcext:value-type="string">
            <text:p>06/09 - 06/11</text:p>
          </table:table-cell>
          <table:table-cell table:style-name="ce7"/>
          <table:table-cell table:number-columns-repeated="1004"/>
          <table:table-cell table:style-name="Default" table:number-columns-repeated="2"/>
        </table:table-row>
        <table:table-row table:style-name="ro1">
          <table:table-cell office:value-type="string" calcext:value-type="string">
            <text:p>Fire2009</text:p>
          </table:table-cell>
          <table:table-cell office:value-type="string" calcext:value-type="string">
            <text:p>Memorial Day Madness 2</text:p>
          </table:table-cell>
          <table:table-cell table:style-name="ce5" office:value-type="date" office:date-value="2023-05-26" calcext:value-type="date">
            <text:p>05/26/23</text:p>
          </table:table-cell>
          <table:table-cell table:style-name="ce6" table:formula="of:=IF(WEEKDAY([.C15])=5;[.C15];IF(WEEKDAY([.C15])=6;[.C15];IF(WEEKDAY([.C15])=7;[.C15]-1;IF(WEEKDAY([.C15])=1;[.C15]-2))))" office:value-type="date" office:date-value="2023-05-26" calcext:value-type="date">
            <text:p>05/26/23</text:p>
          </table:table-cell>
          <table:table-cell table:style-name="ce5" table:formula="of:=TEXT([.D15]; &quot;MM/DD&quot;)" office:value-type="string" office:string-value="05/26" calcext:value-type="string">
            <text:p>05/26</text:p>
          </table:table-cell>
          <table:table-cell table:style-name="ce5" table:formula="of:=IF(WEEKDAY([.D15])=5;[.D15]+3;IF(WEEKDAY([.D15])=6;[.D15]+2))" office:value-type="date" office:date-value="2023-05-28" calcext:value-type="date">
            <text:p>05/28/23</text:p>
          </table:table-cell>
          <table:table-cell table:style-name="ce5" table:formula="of:=TEXT([.F15]; &quot;MM/DD&quot;)" office:value-type="string" office:string-value="05/28" calcext:value-type="string">
            <text:p>05/28</text:p>
          </table:table-cell>
          <table:table-cell table:style-name="ce5" table:formula="of:=CONCATENATE([.E15];&quot; - &quot;; [.G15])" office:value-type="string" office:string-value="05/26 - 05/28" calcext:value-type="string">
            <text:p>05/26 - 05/28</text:p>
          </table:table-cell>
          <table:table-cell table:style-name="ce7"/>
          <table:table-cell table:number-columns-repeated="1004"/>
          <table:table-cell table:style-name="Default" table:number-columns-repeated="2"/>
        </table:table-row>
        <table:table-row table:style-name="ro1">
          <table:table-cell office:value-type="string" calcext:value-type="string">
            <text:p>Fire2009</text:p>
          </table:table-cell>
          <table:table-cell office:value-type="string" calcext:value-type="string">
            <text:p>Showdown In The Valley</text:p>
          </table:table-cell>
          <table:table-cell table:style-name="ce5" office:value-type="date" office:date-value="2023-04-29" calcext:value-type="date">
            <text:p>04/29/23</text:p>
          </table:table-cell>
          <table:table-cell table:style-name="ce6" table:formula="of:=IF(WEEKDAY([.C16])=5;[.C16];IF(WEEKDAY([.C16])=6;[.C16];IF(WEEKDAY([.C16])=7;[.C16]-1;IF(WEEKDAY([.C16])=1;[.C16]-2))))" office:value-type="date" office:date-value="2023-04-28" calcext:value-type="date">
            <text:p>04/28/23</text:p>
          </table:table-cell>
          <table:table-cell table:style-name="ce5" table:formula="of:=TEXT([.D16]; &quot;MM/DD&quot;)" office:value-type="string" office:string-value="04/28" calcext:value-type="string">
            <text:p>04/28</text:p>
          </table:table-cell>
          <table:table-cell table:style-name="ce5" table:formula="of:=IF(WEEKDAY([.D16])=5;[.D16]+3;IF(WEEKDAY([.D16])=6;[.D16]+2))" office:value-type="date" office:date-value="2023-04-30" calcext:value-type="date">
            <text:p>04/30/23</text:p>
          </table:table-cell>
          <table:table-cell table:style-name="ce5" table:formula="of:=TEXT([.F16]; &quot;MM/DD&quot;)" office:value-type="string" office:string-value="04/30" calcext:value-type="string">
            <text:p>04/30</text:p>
          </table:table-cell>
          <table:table-cell table:style-name="ce5" table:formula="of:=CONCATENATE([.E16];&quot; - &quot;; [.G16])" office:value-type="string" office:string-value="04/28 - 04/30" calcext:value-type="string">
            <text:p>04/28 - 04/30</text:p>
          </table:table-cell>
          <table:table-cell table:style-name="ce7"/>
          <table:table-cell table:number-columns-repeated="1005"/>
          <table:table-cell table:style-name="Default"/>
        </table:table-row>
        <table:table-row table:style-name="ro1">
          <table:table-cell office:value-type="string" calcext:value-type="string">
            <text:p>Fire2009</text:p>
          </table:table-cell>
          <table:table-cell/>
          <table:table-cell table:style-name="ce5" office:value-type="date" office:date-value="2022-10-16" calcext:value-type="date">
            <text:p>10/16/22</text:p>
          </table:table-cell>
          <table:table-cell table:style-name="ce6" table:formula="of:=IF(WEEKDAY([.C17])=5;[.C17];IF(WEEKDAY([.C17])=6;[.C17];IF(WEEKDAY([.C17])=7;[.C17]-1;IF(WEEKDAY([.C17])=1;[.C17]-2))))" office:value-type="date" office:date-value="2022-10-14" calcext:value-type="date">
            <text:p>10/14/22</text:p>
          </table:table-cell>
          <table:table-cell table:style-name="ce5" table:formula="of:=TEXT([.D17]; &quot;MM/DD&quot;)" office:value-type="string" office:string-value="10/14" calcext:value-type="string">
            <text:p>10/14</text:p>
          </table:table-cell>
          <table:table-cell table:style-name="ce5" table:formula="of:=IF(WEEKDAY([.D17])=5;[.D17]+3;IF(WEEKDAY([.D17])=6;[.D17]+2))" office:value-type="date" office:date-value="2022-10-16" calcext:value-type="date">
            <text:p>10/16/22</text:p>
          </table:table-cell>
          <table:table-cell table:style-name="ce5" table:formula="of:=TEXT([.F17]; &quot;MM/DD&quot;)" office:value-type="string" office:string-value="10/16" calcext:value-type="string">
            <text:p>10/16</text:p>
          </table:table-cell>
          <table:table-cell table:style-name="ce5" table:formula="of:=CONCATENATE([.E17];&quot; - &quot;; [.G17])" office:value-type="string" office:string-value="10/14 - 10/16" calcext:value-type="string">
            <text:p>10/14 - 10/16</text:p>
          </table:table-cell>
          <table:table-cell table:style-name="ce7" office:value-type="string" calcext:value-type="string">
            <text:p><text:s/>Orwell</text:p>
          </table:table-cell>
          <table:table-cell office:value-type="string" calcext:value-type="string">
            <text:p><text:s/>OH</text:p>
          </table:table-cell>
          <table:table-cell table:number-columns-repeated="1004"/>
          <table:table-cell table:style-name="Default"/>
        </table:table-row>
        <table:table-row table:style-name="ro1">
          <table:table-cell office:value-type="string" calcext:value-type="string">
            <text:p>Fire2009</text:p>
          </table:table-cell>
          <table:table-cell/>
          <table:table-cell table:style-name="ce5" office:value-type="date" office:date-value="2022-11-25" calcext:value-type="date">
            <text:p>11/25/22</text:p>
          </table:table-cell>
          <table:table-cell table:style-name="ce6" table:formula="of:=IF(WEEKDAY([.C18])=5;[.C18];IF(WEEKDAY([.C18])=6;[.C18];IF(WEEKDAY([.C18])=7;[.C18]-1;IF(WEEKDAY([.C18])=1;[.C18]-2))))" office:value-type="date" office:date-value="2022-11-25" calcext:value-type="date">
            <text:p>11/25/22</text:p>
          </table:table-cell>
          <table:table-cell table:style-name="ce5" table:formula="of:=TEXT([.D18]; &quot;MM/DD&quot;)" office:value-type="string" office:string-value="11/25" calcext:value-type="string">
            <text:p>11/25</text:p>
          </table:table-cell>
          <table:table-cell table:style-name="ce5" table:formula="of:=IF(WEEKDAY([.D18])=5;[.D18]+3;IF(WEEKDAY([.D18])=6;[.D18]+2))" office:value-type="date" office:date-value="2022-11-27" calcext:value-type="date">
            <text:p>11/27/22</text:p>
          </table:table-cell>
          <table:table-cell table:style-name="ce5" table:formula="of:=TEXT([.F18]; &quot;MM/DD&quot;)" office:value-type="string" office:string-value="11/27" calcext:value-type="string">
            <text:p>11/27</text:p>
          </table:table-cell>
          <table:table-cell table:style-name="ce5" table:formula="of:=CONCATENATE([.E18];&quot; - &quot;; [.G18])" office:value-type="string" office:string-value="11/25 - 11/27" calcext:value-type="string">
            <text:p>11/25 - 11/27</text:p>
          </table:table-cell>
          <table:table-cell table:style-name="ce7" office:value-type="string" calcext:value-type="string">
            <text:p><text:s/>New Castle</text:p>
          </table:table-cell>
          <table:table-cell office:value-type="string" calcext:value-type="string">
            <text:p><text:s/>PA</text:p>
          </table:table-cell>
          <table:table-cell table:number-columns-repeated="100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50 Legs Tournament (Tenative)</text:p>
          </table:table-cell>
          <table:table-cell table:style-name="ce5" office:value-type="date" office:date-value="2023-07-21" calcext:value-type="date">
            <text:p>07/21/23</text:p>
          </table:table-cell>
          <table:table-cell table:style-name="ce6" table:formula="of:=IF(WEEKDAY([.C19])=5;[.C19];IF(WEEKDAY([.C19])=6;[.C19];IF(WEEKDAY([.C19])=7;[.C19]-1;IF(WEEKDAY([.C19])=1;[.C19]-2))))" office:value-type="date" office:date-value="2023-07-21" calcext:value-type="date">
            <text:p>07/21/23</text:p>
          </table:table-cell>
          <table:table-cell table:style-name="ce5" table:formula="of:=TEXT([.D19]; &quot;MM/DD&quot;)" office:value-type="string" office:string-value="07/21" calcext:value-type="string">
            <text:p>07/21</text:p>
          </table:table-cell>
          <table:table-cell table:style-name="ce5" table:formula="of:=IF(WEEKDAY([.D19])=5;[.D19]+3;IF(WEEKDAY([.D19])=6;[.D19]+2))" office:value-type="date" office:date-value="2023-07-23" calcext:value-type="date">
            <text:p>07/23/23</text:p>
          </table:table-cell>
          <table:table-cell table:style-name="ce5" table:formula="of:=TEXT([.F19]; &quot;MM/DD&quot;)" office:value-type="string" office:string-value="07/23" calcext:value-type="string">
            <text:p>07/23</text:p>
          </table:table-cell>
          <table:table-cell table:style-name="ce5" table:formula="of:=CONCATENATE([.E19];&quot; - &quot;; [.G19])" office:value-type="string" office:string-value="07/21 - 07/23" calcext:value-type="string">
            <text:p>07/21 - 07/23</text:p>
          </table:table-cell>
          <table:table-cell table:style-name="ce7" office:value-type="string" calcext:value-type="string">
            <text:p><text:s/>Canfield</text:p>
          </table:table-cell>
          <table:table-cell office:value-type="string" calcext:value-type="string">
            <text:p><text:s/>Ohio</text:p>
          </table:table-cell>
          <table:table-cell table:number-columns-repeated="1004"/>
          <table:table-cell table:style-name="Default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Border Wars</text:p>
          </table:table-cell>
          <table:table-cell table:style-name="ce5" office:value-type="date" office:date-value="2023-05-20" calcext:value-type="date">
            <text:p>05/20/23</text:p>
          </table:table-cell>
          <table:table-cell table:style-name="ce6" table:formula="of:=IF(WEEKDAY([.C20])=5;[.C20];IF(WEEKDAY([.C20])=6;[.C20];IF(WEEKDAY([.C20])=7;[.C20]-1;IF(WEEKDAY([.C20])=1;[.C20]-2))))" office:value-type="date" office:date-value="2023-05-19" calcext:value-type="date">
            <text:p>05/19/23</text:p>
          </table:table-cell>
          <table:table-cell table:style-name="ce5" table:formula="of:=TEXT([.D20]; &quot;MM/DD&quot;)" office:value-type="string" office:string-value="05/19" calcext:value-type="string">
            <text:p>05/19</text:p>
          </table:table-cell>
          <table:table-cell table:style-name="ce5" table:formula="of:=IF(WEEKDAY([.D20])=5;[.D20]+3;IF(WEEKDAY([.D20])=6;[.D20]+2))" office:value-type="date" office:date-value="2023-05-21" calcext:value-type="date">
            <text:p>05/21/23</text:p>
          </table:table-cell>
          <table:table-cell table:style-name="ce5" table:formula="of:=TEXT([.F20]; &quot;MM/DD&quot;)" office:value-type="string" office:string-value="05/21" calcext:value-type="string">
            <text:p>05/21</text:p>
          </table:table-cell>
          <table:table-cell table:style-name="ce5" table:formula="of:=CONCATENATE([.E20];&quot; - &quot;; [.G20])" office:value-type="string" office:string-value="05/19 - 05/21" calcext:value-type="string">
            <text:p>05/19 - 05/21</text:p>
          </table:table-cell>
          <table:table-cell table:style-name="ce7" office:value-type="string" calcext:value-type="string">
            <text:p><text:s/>Austintown</text:p>
          </table:table-cell>
          <table:table-cell office:value-type="string" calcext:value-type="string">
            <text:p><text:s/>Ohio</text:p>
          </table:table-cell>
          <table:table-cell table:number-columns-repeated="100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Choose Joy Tournament</text:p>
          </table:table-cell>
          <table:table-cell table:style-name="ce5" office:value-type="date" office:date-value="2023-05-12" calcext:value-type="date">
            <text:p>05/12/23</text:p>
          </table:table-cell>
          <table:table-cell table:style-name="ce6" table:formula="of:=IF(WEEKDAY([.C21])=5;[.C21];IF(WEEKDAY([.C21])=6;[.C21];IF(WEEKDAY([.C21])=7;[.C21]-1;IF(WEEKDAY([.C21])=1;[.C21]-2))))" office:value-type="date" office:date-value="2023-05-12" calcext:value-type="date">
            <text:p>05/12/23</text:p>
          </table:table-cell>
          <table:table-cell table:style-name="ce5" table:formula="of:=TEXT([.D21]; &quot;MM/DD&quot;)" office:value-type="string" office:string-value="05/12" calcext:value-type="string">
            <text:p>05/12</text:p>
          </table:table-cell>
          <table:table-cell table:style-name="ce5" table:formula="of:=IF(WEEKDAY([.D21])=5;[.D21]+3;IF(WEEKDAY([.D21])=6;[.D21]+2))" office:value-type="date" office:date-value="2023-05-14" calcext:value-type="date">
            <text:p>05/14/23</text:p>
          </table:table-cell>
          <table:table-cell table:style-name="ce5" table:formula="of:=TEXT([.F21]; &quot;MM/DD&quot;)" office:value-type="string" office:string-value="05/14" calcext:value-type="string">
            <text:p>05/14</text:p>
          </table:table-cell>
          <table:table-cell table:style-name="ce5" table:formula="of:=CONCATENATE([.E21];&quot; - &quot;; [.G21])" office:value-type="string" office:string-value="05/12 - 05/14" calcext:value-type="string">
            <text:p>05/12 - 05/14</text:p>
          </table:table-cell>
          <table:table-cell table:style-name="ce7"/>
          <table:table-cell table:number-columns-repeated="1004"/>
          <table:table-cell table:style-name="Default" table:number-columns-repeated="2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Cinco De Mayo Fiesta</text:p>
          </table:table-cell>
          <table:table-cell table:style-name="ce5" office:value-type="date" office:date-value="2023-05-05" calcext:value-type="date">
            <text:p>05/05/23</text:p>
          </table:table-cell>
          <table:table-cell table:style-name="ce6" table:formula="of:=IF(WEEKDAY([.C22])=5;[.C22];IF(WEEKDAY([.C22])=6;[.C22];IF(WEEKDAY([.C22])=7;[.C22]-1;IF(WEEKDAY([.C22])=1;[.C22]-2))))" office:value-type="date" office:date-value="2023-05-05" calcext:value-type="date">
            <text:p>05/05/23</text:p>
          </table:table-cell>
          <table:table-cell table:style-name="ce5" table:formula="of:=TEXT([.D22]; &quot;MM/DD&quot;)" office:value-type="string" office:string-value="05/05" calcext:value-type="string">
            <text:p>05/05</text:p>
          </table:table-cell>
          <table:table-cell table:style-name="ce5" table:formula="of:=IF(WEEKDAY([.D22])=5;[.D22]+3;IF(WEEKDAY([.D22])=6;[.D22]+2))" office:value-type="date" office:date-value="2023-05-07" calcext:value-type="date">
            <text:p>05/07/23</text:p>
          </table:table-cell>
          <table:table-cell table:style-name="ce5" table:formula="of:=TEXT([.F22]; &quot;MM/DD&quot;)" office:value-type="string" office:string-value="05/07" calcext:value-type="string">
            <text:p>05/07</text:p>
          </table:table-cell>
          <table:table-cell table:style-name="ce5" table:formula="of:=CONCATENATE([.E22];&quot; - &quot;; [.G22])" office:value-type="string" office:string-value="05/05 - 05/07" calcext:value-type="string">
            <text:p>05/05 - 05/07</text:p>
          </table:table-cell>
          <table:table-cell table:style-name="ce7" office:value-type="string" calcext:value-type="string">
            <text:p><text:s/>New Franklin</text:p>
          </table:table-cell>
          <table:table-cell office:value-type="string" calcext:value-type="string">
            <text:p><text:s/>OH</text:p>
          </table:table-cell>
          <table:table-cell table:number-columns-repeated="1004"/>
          <table:table-cell table:style-name="Default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Memorial Day Madness-Firestone Park</text:p>
          </table:table-cell>
          <table:table-cell table:style-name="ce5" office:value-type="date" office:date-value="2023-05-27" calcext:value-type="date">
            <text:p>05/27/23</text:p>
          </table:table-cell>
          <table:table-cell table:style-name="ce6" table:formula="of:=IF(WEEKDAY([.C23])=5;[.C23];IF(WEEKDAY([.C23])=6;[.C23];IF(WEEKDAY([.C23])=7;[.C23]-1;IF(WEEKDAY([.C23])=1;[.C23]-2))))" office:value-type="date" office:date-value="2023-05-26" calcext:value-type="date">
            <text:p>05/26/23</text:p>
          </table:table-cell>
          <table:table-cell table:style-name="ce5" table:formula="of:=TEXT([.D23]; &quot;MM/DD&quot;)" office:value-type="string" office:string-value="05/26" calcext:value-type="string">
            <text:p>05/26</text:p>
          </table:table-cell>
          <table:table-cell table:style-name="ce5" table:formula="of:=IF(WEEKDAY([.D23])=5;[.D23]+3;IF(WEEKDAY([.D23])=6;[.D23]+2))" office:value-type="date" office:date-value="2023-05-28" calcext:value-type="date">
            <text:p>05/28/23</text:p>
          </table:table-cell>
          <table:table-cell table:style-name="ce5" table:formula="of:=TEXT([.F23]; &quot;MM/DD&quot;)" office:value-type="string" office:string-value="05/28" calcext:value-type="string">
            <text:p>05/28</text:p>
          </table:table-cell>
          <table:table-cell table:style-name="ce5" table:formula="of:=CONCATENATE([.E23];&quot; - &quot;; [.G23])" office:value-type="string" office:string-value="05/26 - 05/28" calcext:value-type="string">
            <text:p>05/26 - 05/28</text:p>
          </table:table-cell>
          <table:table-cell table:style-name="ce7"/>
          <table:table-cell table:number-columns-repeated="1005"/>
          <table:table-cell table:style-name="Default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Mingo Madness</text:p>
          </table:table-cell>
          <table:table-cell table:style-name="ce5" office:value-type="date" office:date-value="2023-06-23" calcext:value-type="date">
            <text:p>06/23/23</text:p>
          </table:table-cell>
          <table:table-cell table:style-name="ce6" table:formula="of:=IF(WEEKDAY([.C24])=5;[.C24];IF(WEEKDAY([.C24])=6;[.C24];IF(WEEKDAY([.C24])=7;[.C24]-1;IF(WEEKDAY([.C24])=1;[.C24]-2))))" office:value-type="date" office:date-value="2023-06-23" calcext:value-type="date">
            <text:p>06/23/23</text:p>
          </table:table-cell>
          <table:table-cell table:style-name="ce5" table:formula="of:=TEXT([.D24]; &quot;MM/DD&quot;)" office:value-type="string" office:string-value="06/23" calcext:value-type="string">
            <text:p>06/23</text:p>
          </table:table-cell>
          <table:table-cell table:style-name="ce5" table:formula="of:=IF(WEEKDAY([.D24])=5;[.D24]+3;IF(WEEKDAY([.D24])=6;[.D24]+2))" office:value-type="date" office:date-value="2023-06-25" calcext:value-type="date">
            <text:p>06/25/23</text:p>
          </table:table-cell>
          <table:table-cell table:style-name="ce5" table:formula="of:=TEXT([.F24]; &quot;MM/DD&quot;)" office:value-type="string" office:string-value="06/25" calcext:value-type="string">
            <text:p>06/25</text:p>
          </table:table-cell>
          <table:table-cell table:style-name="ce5" table:formula="of:=CONCATENATE([.E24];&quot; - &quot;; [.G24])" office:value-type="string" office:string-value="06/23 - 06/25" calcext:value-type="string">
            <text:p>06/23 - 06/25</text:p>
          </table:table-cell>
          <table:table-cell table:style-name="ce7" office:value-type="string" calcext:value-type="string">
            <text:p><text:s/>Logan</text:p>
          </table:table-cell>
          <table:table-cell office:value-type="string" calcext:value-type="string">
            <text:p><text:s/>Ohio</text:p>
          </table:table-cell>
          <table:table-cell table:number-columns-repeated="1004"/>
          <table:table-cell table:style-name="Default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Ohio Magic Father's Day Classic</text:p>
          </table:table-cell>
          <table:table-cell table:style-name="ce5" office:value-type="date" office:date-value="2023-06-16" calcext:value-type="date">
            <text:p>06/16/23</text:p>
          </table:table-cell>
          <table:table-cell table:style-name="ce6" table:formula="of:=IF(WEEKDAY([.C25])=5;[.C25];IF(WEEKDAY([.C25])=6;[.C25];IF(WEEKDAY([.C25])=7;[.C25]-1;IF(WEEKDAY([.C25])=1;[.C25]-2))))" office:value-type="date" office:date-value="2023-06-16" calcext:value-type="date">
            <text:p>06/16/23</text:p>
          </table:table-cell>
          <table:table-cell table:style-name="ce5" table:formula="of:=TEXT([.D25]; &quot;MM/DD&quot;)" office:value-type="string" office:string-value="06/16" calcext:value-type="string">
            <text:p>06/16</text:p>
          </table:table-cell>
          <table:table-cell table:style-name="ce5" table:formula="of:=IF(WEEKDAY([.D25])=5;[.D25]+3;IF(WEEKDAY([.D25])=6;[.D25]+2))" office:value-type="date" office:date-value="2023-06-18" calcext:value-type="date">
            <text:p>06/18/23</text:p>
          </table:table-cell>
          <table:table-cell table:style-name="ce5" table:formula="of:=TEXT([.F25]; &quot;MM/DD&quot;)" office:value-type="string" office:string-value="06/18" calcext:value-type="string">
            <text:p>06/18</text:p>
          </table:table-cell>
          <table:table-cell table:style-name="ce5" table:formula="of:=CONCATENATE([.E25];&quot; - &quot;; [.G25])" office:value-type="string" office:string-value="06/16 - 06/18" calcext:value-type="string">
            <text:p>06/16 - 06/18</text:p>
          </table:table-cell>
          <table:table-cell table:style-name="ce7" office:value-type="string" calcext:value-type="string">
            <text:p><text:s/>Youngstown</text:p>
          </table:table-cell>
          <table:table-cell office:value-type="string" calcext:value-type="string">
            <text:p><text:s/>OH</text:p>
          </table:table-cell>
          <table:table-cell table:number-columns-repeated="1004"/>
          <table:table-cell table:style-name="Default"/>
        </table:table-row>
        <table:table-row table:style-name="ro1">
          <table:table-cell office:value-type="string" calcext:value-type="string">
            <text:p>Fire2010</text:p>
          </table:table-cell>
          <table:table-cell office:value-type="string" calcext:value-type="string">
            <text:p>Sluggers June Slugfest</text:p>
          </table:table-cell>
          <table:table-cell table:style-name="ce5" office:value-type="date" office:date-value="2023-06-09" calcext:value-type="date">
            <text:p>06/09/23</text:p>
          </table:table-cell>
          <table:table-cell table:style-name="ce6" table:formula="of:=IF(WEEKDAY([.C26])=5;[.C26];IF(WEEKDAY([.C26])=6;[.C26];IF(WEEKDAY([.C26])=7;[.C26]-1;IF(WEEKDAY([.C26])=1;[.C26]-2))))" office:value-type="date" office:date-value="2023-06-09" calcext:value-type="date">
            <text:p>06/09/23</text:p>
          </table:table-cell>
          <table:table-cell table:style-name="ce5" table:formula="of:=TEXT([.D26]; &quot;MM/DD&quot;)" office:value-type="string" office:string-value="06/09" calcext:value-type="string">
            <text:p>06/09</text:p>
          </table:table-cell>
          <table:table-cell table:style-name="ce5" table:formula="of:=IF(WEEKDAY([.D26])=5;[.D26]+3;IF(WEEKDAY([.D26])=6;[.D26]+2))" office:value-type="date" office:date-value="2023-06-11" calcext:value-type="date">
            <text:p>06/11/23</text:p>
          </table:table-cell>
          <table:table-cell table:style-name="ce5" table:formula="of:=TEXT([.F26]; &quot;MM/DD&quot;)" office:value-type="string" office:string-value="06/11" calcext:value-type="string">
            <text:p>06/11</text:p>
          </table:table-cell>
          <table:table-cell table:style-name="ce5" table:formula="of:=CONCATENATE([.E26];&quot; - &quot;; [.G26])" office:value-type="string" office:string-value="06/09 - 06/11" calcext:value-type="string">
            <text:p>06/09 - 06/11</text:p>
          </table:table-cell>
          <table:table-cell table:style-name="ce7"/>
          <table:table-cell table:number-columns-repeated="1005"/>
          <table:table-cell table:style-name="Default"/>
        </table:table-row>
        <table:table-row table:style-name="ro1">
          <table:table-cell office:value-type="string" calcext:value-type="string">
            <text:p>Fire2011</text:p>
          </table:table-cell>
          <table:table-cell office:value-type="string" calcext:value-type="string">
            <text:p>Halloween Friendlies</text:p>
          </table:table-cell>
          <table:table-cell table:style-name="ce5" office:value-type="date" office:date-value="2022-10-15" calcext:value-type="date">
            <text:p>10/15/22</text:p>
          </table:table-cell>
          <table:table-cell table:style-name="ce6" table:formula="of:=IF(WEEKDAY([.C27])=5;[.C27];IF(WEEKDAY([.C27])=6;[.C27];IF(WEEKDAY([.C27])=7;[.C27]-1;IF(WEEKDAY([.C27])=1;[.C27]-2))))" office:value-type="date" office:date-value="2022-10-14" calcext:value-type="date">
            <text:p>10/14/22</text:p>
          </table:table-cell>
          <table:table-cell table:style-name="ce5" table:formula="of:=TEXT([.D27]; &quot;MM/DD&quot;)" office:value-type="string" office:string-value="10/14" calcext:value-type="string">
            <text:p>10/14</text:p>
          </table:table-cell>
          <table:table-cell table:style-name="ce5" table:formula="of:=IF(WEEKDAY([.D27])=5;[.D27]+3;IF(WEEKDAY([.D27])=6;[.D27]+2))" office:value-type="date" office:date-value="2022-10-16" calcext:value-type="date">
            <text:p>10/16/22</text:p>
          </table:table-cell>
          <table:table-cell table:style-name="ce5" table:formula="of:=TEXT([.F27]; &quot;MM/DD&quot;)" office:value-type="string" office:string-value="10/16" calcext:value-type="string">
            <text:p>10/16</text:p>
          </table:table-cell>
          <table:table-cell table:style-name="ce5" table:formula="of:=CONCATENATE([.E27];&quot; - &quot;; [.G27])" office:value-type="string" office:string-value="10/14 - 10/16" calcext:value-type="string">
            <text:p>10/14 - 10/16</text:p>
          </table:table-cell>
          <table:table-cell table:style-name="ce7" office:value-type="string" calcext:value-type="string">
            <text:p><text:s/>Leavittsburg</text:p>
          </table:table-cell>
          <table:table-cell office:value-type="string" calcext:value-type="string">
            <text:p><text:s/>OH</text:p>
          </table:table-cell>
          <table:table-cell table:number-columns-repeated="1004"/>
          <table:table-cell table:style-name="Default"/>
        </table:table-row>
        <table:table-row table:style-name="ro1">
          <table:table-cell office:value-type="string" calcext:value-type="string">
            <text:p>Fire2011</text:p>
          </table:table-cell>
          <table:table-cell office:value-type="string" calcext:value-type="string">
            <text:p>Monster Bash</text:p>
          </table:table-cell>
          <table:table-cell table:style-name="ce5" office:value-type="date" office:date-value="2022-10-22" calcext:value-type="date">
            <text:p>10/22/22</text:p>
          </table:table-cell>
          <table:table-cell table:style-name="ce6" table:formula="of:=IF(WEEKDAY([.C28])=5;[.C28];IF(WEEKDAY([.C28])=6;[.C28];IF(WEEKDAY([.C28])=7;[.C28]-1;IF(WEEKDAY([.C28])=1;[.C28]-2))))" office:value-type="date" office:date-value="2022-10-21" calcext:value-type="date">
            <text:p>10/21/22</text:p>
          </table:table-cell>
          <table:table-cell table:style-name="ce5" table:formula="of:=TEXT([.D28]; &quot;MM/DD&quot;)" office:value-type="string" office:string-value="10/21" calcext:value-type="string">
            <text:p>10/21</text:p>
          </table:table-cell>
          <table:table-cell table:style-name="ce5" table:formula="of:=IF(WEEKDAY([.D28])=5;[.D28]+3;IF(WEEKDAY([.D28])=6;[.D28]+2))" office:value-type="date" office:date-value="2022-10-23" calcext:value-type="date">
            <text:p>10/23/22</text:p>
          </table:table-cell>
          <table:table-cell table:style-name="ce5" table:formula="of:=TEXT([.F28]; &quot;MM/DD&quot;)" office:value-type="string" office:string-value="10/23" calcext:value-type="string">
            <text:p>10/23</text:p>
          </table:table-cell>
          <table:table-cell table:style-name="ce5" table:formula="of:=CONCATENATE([.E28];&quot; - &quot;; [.G28])" office:value-type="string" office:string-value="10/21 - 10/23" calcext:value-type="string">
            <text:p>10/21 - 10/23</text:p>
          </table:table-cell>
          <table:table-cell table:style-name="ce7" office:value-type="string" calcext:value-type="string">
            <text:p><text:s/>Newton Falls</text:p>
          </table:table-cell>
          <table:table-cell office:value-type="string" calcext:value-type="string">
            <text:p><text:s/>OH</text:p>
          </table:table-cell>
          <table:table-cell table:number-columns-repeated="1004"/>
          <table:table-cell table:style-name="Default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Choose Joy Tounrament</text:p>
          </table:table-cell>
          <table:table-cell table:style-name="ce5" office:value-type="date" office:date-value="2023-05-12" calcext:value-type="date">
            <text:p>05/12/23</text:p>
          </table:table-cell>
          <table:table-cell table:style-name="ce6" table:formula="of:=IF(WEEKDAY([.C29])=5;[.C29];IF(WEEKDAY([.C29])=6;[.C29];IF(WEEKDAY([.C29])=7;[.C29]-1;IF(WEEKDAY([.C29])=1;[.C29]-2))))" office:value-type="date" office:date-value="2023-05-12" calcext:value-type="date">
            <text:p>05/12/23</text:p>
          </table:table-cell>
          <table:table-cell table:style-name="ce5" table:formula="of:=TEXT([.D29]; &quot;MM/DD&quot;)" office:value-type="string" office:string-value="05/12" calcext:value-type="string">
            <text:p>05/12</text:p>
          </table:table-cell>
          <table:table-cell table:style-name="ce5" table:formula="of:=IF(WEEKDAY([.D29])=5;[.D29]+3;IF(WEEKDAY([.D29])=6;[.D29]+2))" office:value-type="date" office:date-value="2023-05-14" calcext:value-type="date">
            <text:p>05/14/23</text:p>
          </table:table-cell>
          <table:table-cell table:style-name="ce5" table:formula="of:=TEXT([.F29]; &quot;MM/DD&quot;)" office:value-type="string" office:string-value="05/14" calcext:value-type="string">
            <text:p>05/14</text:p>
          </table:table-cell>
          <table:table-cell table:style-name="ce5" table:formula="of:=CONCATENATE([.E29];&quot; - &quot;; [.G29])" office:value-type="string" office:string-value="05/12 - 05/14" calcext:value-type="string">
            <text:p>05/12 - 05/14</text:p>
          </table:table-cell>
          <table:table-cell table:style-name="ce7" office:value-type="string" calcext:value-type="string">
            <text:p><text:s/>Canfield</text:p>
          </table:table-cell>
          <table:table-cell office:value-type="string" calcext:value-type="string">
            <text:p><text:s/>OH</text:p>
          </table:table-cell>
          <table:table-cell table:number-columns-repeated="100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Cinco De Mayo Fiesta</text:p>
          </table:table-cell>
          <table:table-cell table:style-name="ce5" office:value-type="date" office:date-value="2023-05-05" calcext:value-type="date">
            <text:p>05/05/23</text:p>
          </table:table-cell>
          <table:table-cell table:style-name="ce6" table:formula="of:=IF(WEEKDAY([.C30])=5;[.C30];IF(WEEKDAY([.C30])=6;[.C30];IF(WEEKDAY([.C30])=7;[.C30]-1;IF(WEEKDAY([.C30])=1;[.C30]-2))))" office:value-type="date" office:date-value="2023-05-05" calcext:value-type="date">
            <text:p>05/05/23</text:p>
          </table:table-cell>
          <table:table-cell table:style-name="ce5" table:formula="of:=TEXT([.D30]; &quot;MM/DD&quot;)" office:value-type="string" office:string-value="05/05" calcext:value-type="string">
            <text:p>05/05</text:p>
          </table:table-cell>
          <table:table-cell table:style-name="ce5" table:formula="of:=IF(WEEKDAY([.D30])=5;[.D30]+3;IF(WEEKDAY([.D30])=6;[.D30]+2))" office:value-type="date" office:date-value="2023-05-07" calcext:value-type="date">
            <text:p>05/07/23</text:p>
          </table:table-cell>
          <table:table-cell table:style-name="ce5" table:formula="of:=TEXT([.F30]; &quot;MM/DD&quot;)" office:value-type="string" office:string-value="05/07" calcext:value-type="string">
            <text:p>05/07</text:p>
          </table:table-cell>
          <table:table-cell table:style-name="ce5" table:formula="of:=CONCATENATE([.E30];&quot; - &quot;; [.G30])" office:value-type="string" office:string-value="05/05 - 05/07" calcext:value-type="string">
            <text:p>05/05 - 05/07</text:p>
          </table:table-cell>
          <table:table-cell table:style-name="ce7" office:value-type="string" calcext:value-type="string">
            <text:p><text:s/>Akron</text:p>
          </table:table-cell>
          <table:table-cell office:value-type="string" calcext:value-type="string">
            <text:p><text:s/>OH</text:p>
          </table:table-cell>
          <table:table-cell table:number-columns-repeated="100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Haunted Trail Classic</text:p>
          </table:table-cell>
          <table:table-cell table:style-name="ce5" office:value-type="date" office:date-value="2022-09-30" calcext:value-type="date">
            <text:p>09/30/22</text:p>
          </table:table-cell>
          <table:table-cell table:style-name="ce6" table:formula="of:=IF(WEEKDAY([.C31])=5;[.C31];IF(WEEKDAY([.C31])=6;[.C31];IF(WEEKDAY([.C31])=7;[.C31]-1;IF(WEEKDAY([.C31])=1;[.C31]-2))))" office:value-type="date" office:date-value="2022-09-30" calcext:value-type="date">
            <text:p>09/30/22</text:p>
          </table:table-cell>
          <table:table-cell table:style-name="ce5" table:formula="of:=TEXT([.D31]; &quot;MM/DD&quot;)" office:value-type="string" office:string-value="09/30" calcext:value-type="string">
            <text:p>09/30</text:p>
          </table:table-cell>
          <table:table-cell table:style-name="ce5" table:formula="of:=IF(WEEKDAY([.D31])=5;[.D31]+3;IF(WEEKDAY([.D31])=6;[.D31]+2))" office:value-type="date" office:date-value="2022-10-02" calcext:value-type="date">
            <text:p>10/02/22</text:p>
          </table:table-cell>
          <table:table-cell table:style-name="ce5" table:formula="of:=TEXT([.F31]; &quot;MM/DD&quot;)" office:value-type="string" office:string-value="10/02" calcext:value-type="string">
            <text:p>10/02</text:p>
          </table:table-cell>
          <table:table-cell table:style-name="ce5" table:formula="of:=CONCATENATE([.E31];&quot; - &quot;; [.G31])" office:value-type="string" office:string-value="09/30 - 10/02" calcext:value-type="string">
            <text:p>09/30 - 10/02</text:p>
          </table:table-cell>
          <table:table-cell table:style-name="ce7" office:value-type="string" calcext:value-type="string">
            <text:p><text:s/>Warren</text:p>
          </table:table-cell>
          <table:table-cell office:value-type="string" calcext:value-type="string">
            <text:p><text:s/>OH</text:p>
          </table:table-cell>
          <table:table-cell table:number-columns-repeated="100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Honor Our Veterans Classic</text:p>
          </table:table-cell>
          <table:table-cell table:style-name="ce5" office:value-type="date" office:date-value="2022-11-12" calcext:value-type="date">
            <text:p>11/12/22</text:p>
          </table:table-cell>
          <table:table-cell table:style-name="ce6" table:formula="of:=IF(WEEKDAY([.C32])=5;[.C32];IF(WEEKDAY([.C32])=6;[.C32];IF(WEEKDAY([.C32])=7;[.C32]-1;IF(WEEKDAY([.C32])=1;[.C32]-2))))" office:value-type="date" office:date-value="2022-11-11" calcext:value-type="date">
            <text:p>11/11/22</text:p>
          </table:table-cell>
          <table:table-cell table:style-name="ce5" table:formula="of:=TEXT([.D32]; &quot;MM/DD&quot;)" office:value-type="string" office:string-value="11/11" calcext:value-type="string">
            <text:p>11/11</text:p>
          </table:table-cell>
          <table:table-cell table:style-name="ce5" table:formula="of:=IF(WEEKDAY([.D32])=5;[.D32]+3;IF(WEEKDAY([.D32])=6;[.D32]+2))" office:value-type="date" office:date-value="2022-11-13" calcext:value-type="date">
            <text:p>11/13/22</text:p>
          </table:table-cell>
          <table:table-cell table:style-name="ce5" table:formula="of:=TEXT([.F32]; &quot;MM/DD&quot;)" office:value-type="string" office:string-value="11/13" calcext:value-type="string">
            <text:p>11/13</text:p>
          </table:table-cell>
          <table:table-cell table:style-name="ce5" table:formula="of:=CONCATENATE([.E32];&quot; - &quot;; [.G32])" office:value-type="string" office:string-value="11/11 - 11/13" calcext:value-type="string">
            <text:p>11/11 - 11/13</text:p>
          </table:table-cell>
          <table:table-cell table:style-name="ce7"/>
          <table:table-cell table:number-columns-repeated="1005"/>
          <table:table-cell table:style-name="Default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Hopes Turn At Bat</text:p>
          </table:table-cell>
          <table:table-cell table:style-name="ce5" office:value-type="date" office:date-value="2023-07-21" calcext:value-type="date">
            <text:p>07/21/23</text:p>
          </table:table-cell>
          <table:table-cell table:style-name="ce6" table:formula="of:=IF(WEEKDAY([.C33])=5;[.C33];IF(WEEKDAY([.C33])=6;[.C33];IF(WEEKDAY([.C33])=7;[.C33]-1;IF(WEEKDAY([.C33])=1;[.C33]-2))))" office:value-type="date" office:date-value="2023-07-21" calcext:value-type="date">
            <text:p>07/21/23</text:p>
          </table:table-cell>
          <table:table-cell table:style-name="ce5" table:formula="of:=TEXT([.D33]; &quot;MM/DD&quot;)" office:value-type="string" office:string-value="07/21" calcext:value-type="string">
            <text:p>07/21</text:p>
          </table:table-cell>
          <table:table-cell table:style-name="ce5" table:formula="of:=IF(WEEKDAY([.D33])=5;[.D33]+3;IF(WEEKDAY([.D33])=6;[.D33]+2))" office:value-type="date" office:date-value="2023-07-23" calcext:value-type="date">
            <text:p>07/23/23</text:p>
          </table:table-cell>
          <table:table-cell table:style-name="ce5" table:formula="of:=TEXT([.F33]; &quot;MM/DD&quot;)" office:value-type="string" office:string-value="07/23" calcext:value-type="string">
            <text:p>07/23</text:p>
          </table:table-cell>
          <table:table-cell table:style-name="ce5" table:formula="of:=CONCATENATE([.E33];&quot; - &quot;; [.G33])" office:value-type="string" office:string-value="07/21 - 07/23" calcext:value-type="string">
            <text:p>07/21 - 07/23</text:p>
          </table:table-cell>
          <table:table-cell office:value-type="string" calcext:value-type="string">
            <text:p>Mayfield</text:p>
          </table:table-cell>
          <table:table-cell office:value-type="string" calcext:value-type="string">
            <text:p><text:s/>Ohi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J-Town Showdown</text:p>
          </table:table-cell>
          <table:table-cell table:style-name="ce5" office:value-type="date" office:date-value="2023-07-14" calcext:value-type="date">
            <text:p>07/14/23</text:p>
          </table:table-cell>
          <table:table-cell table:style-name="ce6" table:formula="of:=IF(WEEKDAY([.C34])=5;[.C34];IF(WEEKDAY([.C34])=6;[.C34];IF(WEEKDAY([.C34])=7;[.C34]-1;IF(WEEKDAY([.C34])=1;[.C34]-2))))" office:value-type="date" office:date-value="2023-07-14" calcext:value-type="date">
            <text:p>07/14/23</text:p>
          </table:table-cell>
          <table:table-cell table:style-name="ce5" table:formula="of:=TEXT([.D34]; &quot;MM/DD&quot;)" office:value-type="string" office:string-value="07/14" calcext:value-type="string">
            <text:p>07/14</text:p>
          </table:table-cell>
          <table:table-cell table:style-name="ce5" table:formula="of:=IF(WEEKDAY([.D34])=5;[.D34]+3;IF(WEEKDAY([.D34])=6;[.D34]+2))" office:value-type="date" office:date-value="2023-07-16" calcext:value-type="date">
            <text:p>07/16/23</text:p>
          </table:table-cell>
          <table:table-cell table:style-name="ce5" table:formula="of:=TEXT([.F34]; &quot;MM/DD&quot;)" office:value-type="string" office:string-value="07/16" calcext:value-type="string">
            <text:p>07/16</text:p>
          </table:table-cell>
          <table:table-cell table:style-name="ce5" table:formula="of:=CONCATENATE([.E34];&quot; - &quot;; [.G34])" office:value-type="string" office:string-value="07/14 - 07/16" calcext:value-type="string">
            <text:p>07/14 - 07/16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<text:s/>OH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Memorial Day Madness</text:p>
          </table:table-cell>
          <table:table-cell table:style-name="ce5" office:value-type="date" office:date-value="2023-05-26" calcext:value-type="date">
            <text:p>05/26/23</text:p>
          </table:table-cell>
          <table:table-cell table:style-name="ce6" table:formula="of:=IF(WEEKDAY([.C35])=5;[.C35];IF(WEEKDAY([.C35])=6;[.C35];IF(WEEKDAY([.C35])=7;[.C35]-1;IF(WEEKDAY([.C35])=1;[.C35]-2))))" office:value-type="date" office:date-value="2023-05-26" calcext:value-type="date">
            <text:p>05/26/23</text:p>
          </table:table-cell>
          <table:table-cell table:style-name="ce5" table:formula="of:=TEXT([.D35]; &quot;MM/DD&quot;)" office:value-type="string" office:string-value="05/26" calcext:value-type="string">
            <text:p>05/26</text:p>
          </table:table-cell>
          <table:table-cell table:style-name="ce5" table:formula="of:=IF(WEEKDAY([.D35])=5;[.D35]+3;IF(WEEKDAY([.D35])=6;[.D35]+2))" office:value-type="date" office:date-value="2023-05-28" calcext:value-type="date">
            <text:p>05/28/23</text:p>
          </table:table-cell>
          <table:table-cell table:style-name="ce5" table:formula="of:=TEXT([.F35]; &quot;MM/DD&quot;)" office:value-type="string" office:string-value="05/28" calcext:value-type="string">
            <text:p>05/28</text:p>
          </table:table-cell>
          <table:table-cell table:style-name="ce5" table:formula="of:=CONCATENATE([.E35];&quot; - &quot;; [.G35])" office:value-type="string" office:string-value="05/26 - 05/28" calcext:value-type="string">
            <text:p>05/26 - 05/28</text:p>
          </table:table-cell>
          <table:table-cell table:style-name="ce7" office:value-type="string" calcext:value-type="string">
            <text:p><text:s/>Akron</text:p>
          </table:table-cell>
          <table:table-cell office:value-type="string" calcext:value-type="string">
            <text:p><text:s/>OH</text:p>
          </table:table-cell>
          <table:table-cell table:number-columns-repeated="1003"/>
          <table:table-cell table:style-name="Default" table:number-columns-repeated="2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Ohio Magic Father’s Day Classic</text:p>
          </table:table-cell>
          <table:table-cell table:style-name="ce5" office:value-type="date" office:date-value="2023-06-16" calcext:value-type="date">
            <text:p>06/16/23</text:p>
          </table:table-cell>
          <table:table-cell table:style-name="ce6" table:formula="of:=IF(WEEKDAY([.C36])=5;[.C36];IF(WEEKDAY([.C36])=6;[.C36];IF(WEEKDAY([.C36])=7;[.C36]-1;IF(WEEKDAY([.C36])=1;[.C36]-2))))" office:value-type="date" office:date-value="2023-06-16" calcext:value-type="date">
            <text:p>06/16/23</text:p>
          </table:table-cell>
          <table:table-cell table:style-name="ce5" table:formula="of:=TEXT([.D36]; &quot;MM/DD&quot;)" office:value-type="string" office:string-value="06/16" calcext:value-type="string">
            <text:p>06/16</text:p>
          </table:table-cell>
          <table:table-cell table:style-name="ce5" table:formula="of:=IF(WEEKDAY([.D36])=5;[.D36]+3;IF(WEEKDAY([.D36])=6;[.D36]+2))" office:value-type="date" office:date-value="2023-06-18" calcext:value-type="date">
            <text:p>06/18/23</text:p>
          </table:table-cell>
          <table:table-cell table:style-name="ce5" table:formula="of:=TEXT([.F36]; &quot;MM/DD&quot;)" office:value-type="string" office:string-value="06/18" calcext:value-type="string">
            <text:p>06/18</text:p>
          </table:table-cell>
          <table:table-cell table:style-name="ce5" table:formula="of:=CONCATENATE([.E36];&quot; - &quot;; [.G36])" office:value-type="string" office:string-value="06/16 - 06/18" calcext:value-type="string">
            <text:p>06/16 - 06/18</text:p>
          </table:table-cell>
          <table:table-cell table:style-name="ce7" office:value-type="string" calcext:value-type="string">
            <text:p><text:s/>Youngstown</text:p>
          </table:table-cell>
          <table:table-cell office:value-type="string" calcext:value-type="string">
            <text:p><text:s/>OH</text:p>
          </table:table-cell>
          <table:table-cell table:number-columns-repeated="1004"/>
          <table:table-cell table:style-name="Default"/>
        </table:table-row>
        <table:table-row table:style-name="ro1">
          <table:table-cell office:value-type="string" calcext:value-type="string">
            <text:p>Fire2012</text:p>
          </table:table-cell>
          <table:table-cell office:value-type="string" calcext:value-type="string">
            <text:p>Sluggers June Slugfest</text:p>
          </table:table-cell>
          <table:table-cell table:style-name="ce5" office:value-type="date" office:date-value="2023-06-09" calcext:value-type="date">
            <text:p>06/09/23</text:p>
          </table:table-cell>
          <table:table-cell table:style-name="ce6" table:formula="of:=IF(WEEKDAY([.C37])=5;[.C37];IF(WEEKDAY([.C37])=6;[.C37];IF(WEEKDAY([.C37])=7;[.C37]-1;IF(WEEKDAY([.C37])=1;[.C37]-2))))" office:value-type="date" office:date-value="2023-06-09" calcext:value-type="date">
            <text:p>06/09/23</text:p>
          </table:table-cell>
          <table:table-cell table:style-name="ce5" table:formula="of:=TEXT([.D37]; &quot;MM/DD&quot;)" office:value-type="string" office:string-value="06/09" calcext:value-type="string">
            <text:p>06/09</text:p>
          </table:table-cell>
          <table:table-cell table:style-name="ce5" table:formula="of:=IF(WEEKDAY([.D37])=5;[.D37]+3;IF(WEEKDAY([.D37])=6;[.D37]+2))" office:value-type="date" office:date-value="2023-06-11" calcext:value-type="date">
            <text:p>06/11/23</text:p>
          </table:table-cell>
          <table:table-cell table:style-name="ce5" table:formula="of:=TEXT([.F37]; &quot;MM/DD&quot;)" office:value-type="string" office:string-value="06/11" calcext:value-type="string">
            <text:p>06/11</text:p>
          </table:table-cell>
          <table:table-cell table:style-name="ce5" table:formula="of:=CONCATENATE([.E37];&quot; - &quot;; [.G37])" office:value-type="string" office:string-value="06/09 - 06/11" calcext:value-type="string">
            <text:p>06/09 - 06/11</text:p>
          </table:table-cell>
          <table:table-cell table:style-name="ce7" office:value-type="string" calcext:value-type="string">
            <text:p><text:s/>New Middletown</text:p>
          </table:table-cell>
          <table:table-cell office:value-type="string" calcext:value-type="string">
            <text:p><text:s/>OH</text:p>
          </table:table-cell>
          <table:table-cell table:number-columns-repeated="1003"/>
          <table:table-cell table:style-name="Default" table:number-columns-repeated="2"/>
        </table:table-row>
        <table:table-row table:style-name="ro1" table:number-rows-repeated="1048538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  <table:database-ranges>
        <table:database-range table:name="__Anonymous_Sheet_DB__0" table:target-range-address="'team-events'.A1:'team-events'.AMJ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day/>
      <number:text>-</number:text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36" number:language="en" number:country="US">
      <number:month/>
      <number:text>/</number:text>
      <number:day/>
      <number:text>/</number:text>
      <number:year number:style="long"/>
    </number:date-style>
    <number:number-style style:name="N1012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date-style style:name="N10133" number:language="en" number:country="US">
      <number:month number:textual="true"/>
      <number:text>-</number:text>
      <number:year/>
    </number:date-style>
    <number:date-style style:name="N10134" number:language="en" number:country="US">
      <number:day/>
      <number:text>-</number:text>
      <number:month number:textual="true"/>
    </number:date-style>
    <style:style style:name="Default" style:family="table-cell">
      <style:table-cell-properties fo:padding="0.028in" style:rotation-align="none"/>
      <style:text-properties fo:color="#000000" style:font-name="Calibri" fo:font-family="Calibri" fo:font-size="14pt" style:font-size-asian="14pt" style:font-name-complex="Calibri" style:font-family-complex="Calibri" style:font-size-complex="14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first-page-number="continue" style:scale-to-X="1" style:scale-to-Y="1" style:writing-mode="lr-tb"/>
      <style:header-style>
        <style:header-footer-properties fo:min-height="0.2953in" fo:margin-left="0.748in" fo:margin-right="0.748in" fo:margin-bottom="0in"/>
      </style:header-style>
      <style:footer-style>
        <style:header-footer-properties fo:min-height="0.2953in" fo:margin-left="0.748in" fo:margin-right="0.748in" fo:margin-top="0in"/>
      </style:footer-style>
    </style:page-layout>
  </office:automatic-styles>
  <office:master-styles>
    <style:master-page style:name="PageStyle_5f_team-events" style:display-name="PageStyle_team-even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stateam_Events</dc:title>
    <dc:subject>Spreadsheet export</dc:subject>
    <meta:keyword>InstaTeam</meta:keyword>
    <meta:keyword>excel</meta:keyword>
    <meta:keyword>export</meta:keyword>
    <dc:description>Default spreadsheet export</dc:description>
    <meta:initial-creator>InstaTeam</meta:initial-creator>
    <meta:creation-date>2023-02-16T09:06:20</meta:creation-date>
    <dc:creator>Diane Leigh</dc:creator>
    <dc:date>2023-02-18T11:29:54.851745993</dc:date>
    <meta:generator>LibreOffice/7.3.7.2$Linux_X86_64 LibreOffice_project/30$Build-2</meta:generator>
    <meta:editing-duration>PT2H59M50S</meta:editing-duration>
    <meta:editing-cycles>3</meta:editing-cycles>
    <meta:document-statistic meta:table-count="1" meta:cell-count="344" meta:object-count="0"/>
  </office:meta>
</office:document-meta>
</file>